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458cm" svg:y="1.8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measurelines" svg:x1="9.124cm" svg:y1="5.31cm" svg:x2="13.505cm" svg:y2="5.31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4.107cm" svg:y1="5.31cm" svg:x2="9.124cm" svg:y2="5.31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2" draw:layer="measurelines" svg:x1="4.107cm" svg:y1="3.846cm" svg:x2="13.478cm" svg:y2="3.846cm">
          <text:p text:style-name="P2"><text:span text:style-name="T1">SIP Anruf</text:span></text:p>
        </draw:measure>
      </draw:page>
      <draw:page draw:name="page2" draw:style-name="dp1" draw:master-page-name="Standard">
        <office:forms form:automatic-focus="false" form:apply-design-mode="false"/>
        <draw:frame draw:style-name="gr1" draw:layer="layout" svg:width="20.657cm" svg:height="12.008cm" svg:x="1.324cm" svg:y="2.07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221</meta:generator>
    <meta:creation-date>2008-05-02T14:25:02</meta:creation-date>
    <dc:date>2008-05-05T09:59:50</dc:date>
    <meta:editing-cycles>1</meta:editing-cycles>
    <meta:editing-duration>PT1M28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15" chart:interval-major="2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color="#000000" draw:fill-color="#000000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67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67" chart:label-cell-address="local-table.$C$1" chart:class="chart:scatter">
            <chart:domain table:cell-range-address="local-table.$B$2:.$B$67"/>
            <chart:data-point chart:repeated="66"/>
          </chart:series>
          <chart:series chart:style-name="ch10" chart:values-cell-range-address="local-table.$D$2:.$D$67" chart:label-cell-address="local-table.$D$1" chart:class="chart:scatter">
            <chart:data-point chart:repeated="66"/>
          </chart:series>
          <chart:series chart:style-name="ch11" chart:values-cell-range-address="local-table.$E$2:.$E$67" chart:label-cell-address="local-table.$E$1" chart:class="chart:scatter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esamt</text:p>
              </table:table-cell>
              <table:table-cell office:value-type="string">
                <text:p>B--&gt;A</text:p>
              </table:table-cell>
              <table:table-cell office:value-type="string">
                <text:p>A--&gt;B</text:p>
              </table:table-cell>
            </table:table-row>
          </table:table-header-rows>
          <table:table-rows>
            <table:table-row>
              <table:table-cell office:value-type="string">
                <text:p>B--&gt;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948">
                <text:p>1.948</text:p>
              </table:table-cell>
              <table:table-cell office:value-type="float" office:value="1.159">
                <text:p>1.159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7.552">
                <text:p>7.552</text:p>
              </table:table-cell>
              <table:table-cell office:value-type="float" office:value="2.88">
                <text:p>2.88</text:p>
              </table:table-cell>
              <table:table-cell office:value-type="float" office:value="4.672">
                <text:p>4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9.304">
                <text:p>9.304</text:p>
              </table:table-cell>
              <table:table-cell office:value-type="float" office:value="4.6">
                <text:p>4.6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9.364">
                <text:p>9.364</text:p>
              </table:table-cell>
              <table:table-cell office:value-type="float" office:value="4.5">
                <text:p>4.5</text:p>
              </table:table-cell>
              <table:table-cell office:value-type="float" office:value="4.864">
                <text:p>4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9.576">
                <text:p>9.576</text:p>
              </table:table-cell>
              <table:table-cell office:value-type="float" office:value="4.84">
                <text:p>4.84</text:p>
              </table:table-cell>
              <table:table-cell office:value-type="float" office:value="4.736">
                <text:p>4.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9.09">
                <text:p>9.09</text:p>
              </table:table-cell>
              <table:table-cell office:value-type="float" office:value="4.45">
                <text:p>4.4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  <table:table-cell office:value-type="float" office:value="4.67">
                <text:p>4.6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.096">
                <text:p>8.096</text:p>
              </table:table-cell>
              <table:table-cell office:value-type="float" office:value="3.392">
                <text:p>3.392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9.504">
                <text:p>9.504</text:p>
              </table:table-cell>
              <table:table-cell office:value-type="float" office:value="4.8">
                <text:p>4.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8.896">
                <text:p>8.896</text:p>
              </table:table-cell>
              <table:table-cell office:value-type="float" office:value="4.096">
                <text:p>4.0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9.406">
                <text:p>9.406</text:p>
              </table:table-cell>
              <table:table-cell office:value-type="float" office:value="4.416">
                <text:p>4.416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9.504">
                <text:p>9.504</text:p>
              </table:table-cell>
              <table:table-cell office:value-type="float" office:value="4.8">
                <text:p>4.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9.696">
                <text:p>9.696</text:p>
              </table:table-cell>
              <table:table-cell office:value-type="float" office:value="4.896">
                <text:p>4.8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9.278">
                <text:p>9.278</text:p>
              </table:table-cell>
              <table:table-cell office:value-type="float" office:value="4.574">
                <text:p>4.574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9.696">
                <text:p>9.696</text:p>
              </table:table-cell>
              <table:table-cell office:value-type="float" office:value="4.896">
                <text:p>4.8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9.504">
                <text:p>9.504</text:p>
              </table:table-cell>
              <table:table-cell office:value-type="float" office:value="4.8">
                <text:p>4.8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9.504">
                <text:p>9.504</text:p>
              </table:table-cell>
              <table:table-cell office:value-type="float" office:value="4.704">
                <text:p>4.70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9.6">
                <text:p>9.6</text:p>
              </table:table-cell>
              <table:table-cell office:value-type="float" office:value="4.896">
                <text:p>4.896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9.184">
                <text:p>9.184</text:p>
              </table:table-cell>
              <table:table-cell office:value-type="float" office:value="4.288">
                <text:p>4.288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4.261">
                <text:p>4.261</text:p>
              </table:table-cell>
              <table:table-cell office:value-type="float" office:value="0.919">
                <text:p>0.919</text:p>
              </table:table-cell>
              <table:table-cell office:value-type="float" office:value="3.342">
                <text:p>3.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0.824">
                <text:p>0.824</text:p>
              </table:table-cell>
              <table:table-cell office:value-type="float" office:value="0.387">
                <text:p>0.38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15" chart:interval-major="2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67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67" chart:label-cell-address="local-table.$C$1" chart:class="chart:scatter">
            <chart:domain table:cell-range-address="local-table.$B$2:.$B$67"/>
            <chart:data-point chart:repeated="66"/>
          </chart:series>
          <chart:series chart:style-name="ch10" chart:values-cell-range-address="local-table.$D$2:.$D$67" chart:label-cell-address="local-table.$D$1" chart:class="chart:scatter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P</text:p>
              </table:table-cell>
              <table:table-cell office:value-type="string">
                <text:p>RT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276">
                <text:p>1.276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.552">
                <text:p>7.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.096">
                <text:p>8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.896">
                <text:p>8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.312">
                <text:p>9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.696">
                <text:p>9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.184">
                <text:p>9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.696">
                <text:p>9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184">
                <text:p>9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.757">
                <text:p>2.757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0.824">
                <text:p>0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